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Especificação do espaço cultural </text:span></text:p>
      <text:p text:style-name="P1"><text:span text:style-name="T1"/></text:p>
      <text:list text:style-name="L2">
        <text:list-item>
          <text:p text:style-name="P2"><text:span text:style-name="T2">Síntese<text:line-break/><text:line-break/>Cadastro emergencial de espaços e equipamentos culturais de maceió.<text:line-break/></text:span></text:p>
        </text:list-item>
        <text:list-item>
          <text:p text:style-name="P2"><text:span text:style-name="T2">Campos requisitados para o cadastro<text:line-break/><text:line-break/>2.</text:span><text:span text:style-name="T3">1<text:s text:c="2"/></text:span><text:span text:style-name="T4">Primeira página<text:line-break/><text:line-break/>a.<text:s text:c="2"/>Email<text:line-break/>b.<text:s text:c="2"/>CNPJ <text:line-break/>c.<text:s text:c="3"/>Nome da razão social (conforme o CNPJ)<text:line-break/>d.<text:s text:c="2"/>Telefone<text:line-break/>e.<text:s text:c="2"/>Nome da empresa / espaço<text:line-break/>f.<text:s text:c="3"/>Endereço do espaço (rua / avenida e n°)<text:line-break/>g.<text:s text:c="2"/>CEP do espaço<text:line-break/>h.<text:s text:c="2"/>Bairro (</text:span><text:span text:style-name="T5">select</text:span><text:span text:style-name="T6">)<text:line-break/>i.<text:s text:c="3"/>Dados bancários <text:line-break/>j.<text:s text:c="3"/>Nome do banco, Agência e Conta corrente<text:line-break/><text:line-break/>2.</text:span><text:span text:style-name="T7">2</text:span><text:span text:style-name="T8"><text:s text:c="2"/>Segunda página<text:line-break/><text:line-break/>a.<text:s text:c="2"/>Nome completo do responsável legal<text:line-break/>b.<text:s text:c="2"/>Email do responsável legal<text:line-break/>c.<text:s text:c="2"/>CPF do responsável legal<text:line-break/>d.<text:s text:c="2"/>Data de nascimento<text:line-break/>e.<text:s text:c="2"/>Documento de identidade (com informações do estado emissor)<text:line-break/>f.<text:s text:c="3"/>Função exercida na entidade<text:line-break/>g.<text:s text:c="2"/>Endereço do responsável legal<text:line-break/>h.<text:s text:c="2"/>Telefone do responsável legal <text:line-break/><text:line-break/>2.</text:span><text:span text:style-name="T9">3</text:span><text:span text:style-name="T10"><text:s/>Terceira página<text:line-break/><text:line-break/>a.<text:s text:c="2"/>Tempo de funcionamento (</text:span><text:span text:style-name="T11">checkbox</text:span><text:span text:style-name="T12">)<text:line-break/><text:tab/><text:line-break/><text:tab/>-<text:s text:c="2"/>Menos de 2 anos;<text:line-break/><text:tab/>-<text:s text:c="2"/>2 a 5 anos;<text:line-break/><text:tab/>-<text:s text:c="2"/>6 a 10 anos;<text:line-break/><text:tab/>-<text:s text:c="2"/>Mais de 10 anos;<text:line-break/><text:line-break/>b.<text:s text:c="2"/>Quantidade de funcionários contratados / voluntários / colaboradores (</text:span><text:span text:style-name="T13">checkbox</text:span><text:span text:style-name="T14">)<text:line-break/><text:tab/><text:line-break/><text:tab/>-<text:s text:c="2"/>1 a 3;<text:line-break/><text:tab/>-<text:s text:c="2"/>4 a 5;<text:line-break/><text:tab/>-<text:s text:c="2"/>Mais de 5;<text:line-break/><text:tab/>-<text:s text:c="2"/>Não possui;<text:line-break/><text:line-break/>c.<text:s text:c="2"/>Perfil do público atendido (</text:span><text:span text:style-name="T15">texto</text:span><text:span text:style-name="T16">)<text:line-break/><text:line-break/></text:span><text:span text:style-name="T17"><text:tab/>descrição do que o usuário deve abordar:</text:span><text:span text:style-name="T18"><text:line-break/><text:tab/>-<text:s text:c="2"/>Histórico breve de atividades artísticas / culturais;<text:line-break/><text:tab/>-<text:s text:c="2"/>Faixa etária e quantidade de pessoas atendidas;<text:line-break/><text:tab/>-<text:s text:c="2"/>Tipo de agendamento (ex: aula, visitação, etc);<text:line-break/><text:tab/>-<text:s text:c="2"/>Tipo de atendimento (gratuito / pago);<text:line-break/><text:tab/>-<text:s text:c="2"/>Quantia de pessoas que trabalham diretamente no espaço / empresa;<text:line-break/><text:tab/>-<text:s text:c="2"/>Outras informações que achar necessário;<text:line-break/><text:tab/><text:line-break/>d.<text:s text:c="2"/>Tipo de atividades realizadas peli espaço / empresa (</text:span><text:span text:style-name="T19">checkbox<text:s/></text:span><text:span text:style-name="T20">possível +1 opção</text:span><text:span text:style-name="T21">)<text:line-break/><text:line-break/><text:tab/>-<text:s text:c="2"/>Aulas, oficinas, cursos, palestras;<text:line-break/><text:tab/>-<text:s text:c="2"/>Apresentações Artísticas;<text:line-break/><text:tab/>-<text:s text:c="2"/>Exibição de filmesç;<text:line-break/><text:tab/>-<text:s text:c="2"/>Ensaios;<text:line-break/><text:tab/>-<text:s text:c="2"/>Espaço Geek;<text:line-break/><text:tab/>-<text:s text:c="2"/>Exposição de Arte;<text:line-break/><text:tab/>-<text:s text:c="2"/>Outro (ao lado há uma<text:s/></text:span><text:span text:style-name="T22">caixa de texto</text:span><text:span text:style-name="T23">);<text:line-break/><text:tab/><text:line-break/>e.<text:s text:c="2"/>Imóvel do espaço (</text:span><text:span text:style-name="T24">checkbox</text:span><text:span text:style-name="T25">)<text:line-break/><text:tab/><text:line-break/><text:tab/>-<text:s text:c="2"/>Próprio;<text:line-break/><text:tab/>-<text:s text:c="2"/>Alugado;<text:line-break/><text:tab/>-<text:s text:c="2"/>Cedido pelo governo;<text:line-break/><text:tab/>-<text:s text:c="2"/>Emprestado por terceiros;<text:line-break/><text:tab/>-<text:s text:c="2"/>Área pública;<text:line-break/><text:tab/>-<text:s text:c="2"/>Outro (ao lado há uma<text:s/></text:span><text:span text:style-name="T26">caixa de texto</text:span><text:span text:style-name="T27">);<text:line-break/><text:line-break/>f.<text:s text:c="2"/>Área de atuação cultural (</text:span><text:span text:style-name="T28">checkbox<text:s/></text:span><text:span text:style-name="T29">possível +1 opção</text:span><text:span text:style-name="T30">)<text:line-break/><text:line-break/><text:tab/>-<text:s text:c="2"/>artes cênicas, incluindo teatro, dança, circo, ópera, musicais, entre outras <text:tab/><text:s text:c="3"/>manifestações;<text:line-break/><text:line-break/><text:tab/>-<text:s text:c="2"/>artes visuais, incluindo pintura, escultura, fotografia, artes digitais, <text:tab/><text:s text:c="2"/><text:tab/><text:s text:c="3"/>instalações, entre outras manifestações;<text:line-break/><text:line-break/><text:tab/>-<text:s text:c="2"/>audiovisual, incluindo rádio e televisão de caráter educativo e cultural, <text:tab/><text:s text:c="3"/>sem caráter comercial;<text:line-break/><text:line-break/><text:tab/>-<text:s text:c="2"/>música;<text:line-break/><text:line-break/><text:tab/>-<text:s text:c="2"/>livro, leitura, escrita, literatura e contação de histórias;<text:line-break/><text:line-break/><text:tab/>-<text:s text:c="2"/>infraestrutura cultural, patrimônio material e imaterial cultural histórico e <text:tab/><text:s text:c="3"/>artístico, arquivos e demais acervos;<text:line-break/><text:line-break/><text:tab/>-<text:s text:c="2"/>manifestações culturais gospel e sacroreligiosas;<text:line-break/><text:line-break/><text:tab/>-<text:s text:c="2"/>culturas populares e tradicionais;<text:line-break/><text:line-break/><text:tab/>-<text:s text:c="2"/>Outro (ao lado há uma<text:s/></text:span><text:span text:style-name="T31">caixa de texto</text:span><text:span text:style-name="T32">);<text:line-break/><text:line-break/>g.<text:s text:c="2"/>Tipo de espaço / empresa (conforme o artigo 6° do<text:s/></text:span><text:span text:style-name="T33">Decreto Municipal n° <text:tab/>8.963/2020</text:span><text:span text:style-name="T34">) - (</text:span><text:span text:style-name="T35">checkbox<text:s/></text:span><text:span text:style-name="T36">possível +1 opção</text:span><text:span text:style-name="T37">)<text:line-break/><text:line-break/><text:tab/>I -<text:s text:c="2"/>pontos e pontões de cultura;<text:line-break/><text:tab/>II -<text:s text:c="2"/>teatros independentes;<text:line-break/><text:tab/>III -<text:s text:c="2"/>escolas de música, de capoeira e de artes e estúdios, companhias e <text:tab/>escolas <text:tab/>de dança;<text:line-break/><text:tab/>IV -<text:s text:c="2"/>circos;<text:line-break/><text:tab/>V -<text:s text:c="2"/>cineclubes;<text:line-break/><text:tab/>VI -<text:s text:c="2"/>centros culturais, casas de cultura e centros de tradição regionais;<text:line-break/><text:tab/>VII -<text:s text:c="2"/>museus comunitários, centros de memória e patrimônio;<text:line-break/><text:tab/>VIII -<text:s text:c="2"/>bibliotecas comunitárias;<text:line-break/><text:tab/>IX -<text:s text:c="2"/>espaços culturais em comunidades indígenas;<text:line-break/><text:tab/>X -<text:s text:c="2"/>centros artísticos e culturais afro-brasileiros;<text:line-break/><text:tab/>XI -<text:s text:c="2"/>comunidades quilombolas;<text:line-break/><text:tab/>XII -<text:s text:c="2"/>espaços de povos e comunidades tradicionais;<text:line-break/><text:tab/>XIII -<text:s text:c="2"/>festas populares, inclusive o carnavaç e o São João, e outras de caráter <text:tab/>regional;<text:line-break/><text:tab/>XIV -<text:s text:c="2"/>teatro de rua e demais expressões artísticas e culturais realizadas em <text:tab/>espaços públicos;<text:line-break/><text:tab/>XV -<text:s text:c="2"/>livrarias, editoras e sebos;<text:line-break/><text:tab/>XVI -<text:s text:c="2"/>empresas de diversão e produção de espetáculos;<text:line-break/><text:tab/>XVII -<text:s text:c="2"/>estúdios de fotografia e tatuagem;<text:line-break/><text:tab/>XVIII -<text:s text:c="2"/>produtoras de cinema, audiovisual e música;<text:line-break/><text:tab/>XIX -<text:s text:c="2"/>ateliês de pintura, moda, design e artesanato;<text:line-break/><text:tab/>XX -<text:s text:c="2"/>galerias de arte e de fotografias;<text:line-break/><text:tab/>XXI -<text:s text:c="2"/>feiras de arte e de artesanato;<text:line-break/><text:tab/>XXII -<text:s text:c="2"/>espaços de apresentação musical;<text:line-break/><text:tab/>XXIII -<text:s text:c="2"/>espaços de literatura, poesia e literatura de cordel;<text:line-break/><text:tab/>XXIV -<text:s text:c="2"/>espaços e centros de cultura alimentar de base comunitária, <text:tab/>agroecológica e de culturas originárias, tradicionais e populares;<text:line-break/><text:tab/>XXV -<text:s text:c="2"/>espaços de cultura nerd / geek;<text:line-break/><text:tab/>XXVI -<text:s text:c="2"/>outros espaços e atividades artísticas e culturais validados nos <text:tab/>cadastros a que se refere o<text:s/></text:span><text:span text:style-name="T38">artigo 6° do Decreto Federal n° 10.464, de 2020</text:span><text:span text:style-name="T39">.<text:line-break/><text:line-break/><text:line-break/>h.<text:s text:c="2"/></text:span><text:span text:style-name="T40">Contrapartidas</text:span><text:span text:style-name="T41">: Considerando que a lei prevê contrapartida, onde pretende realiza-la ? (</text:span><text:span text:style-name="T42">select</text:span><text:span text:style-name="T43">)<text:line-break/><text:tab/><text:line-break/><text:tab/>-<text:s text:c="2"/>Rede Pública de ensino;<text:line-break/><text:tab/>-<text:s text:c="2"/>Comunidade onde meu espaço cultural está localizado;<text:line-break/><text:line-break/>i. Receita Mensal obtida pelo espaço / empresa (</text:span><text:span text:style-name="T44">considere a realidade anterior ao período de distanciamento social</text:span><text:span text:style-name="T45">)<text:line-break/><text:tab/><text:line-break/><text:tab/>-<text:s text:c="2"/>Menos de um salário mínimo (até R$ 1045, 00);<text:line-break/><text:tab/>-<text:s text:c="2"/>Entre um e dois salários (de R$ 1045, 00 a R$ 2090, 00);<text:line-break/><text:tab/>-<text:s text:c="2"/>Entre dois e quatro salários (de R$ 2090, 00 a R$ 4180, 00);<text:line-break/><text:tab/>-<text:s text:c="2"/>Entre quatro e seis salários (de R$ 4180, 00 a R$ 6270, 00);<text:tab/><text:tab/><text:tab/>-<text:s text:c="2"/>Entre seis e dez salários (de R$ 6270, 00 a R$ 10.450, 00);<text:line-break/><text:tab/>-<text:s text:c="2"/>Acima de dez salários (a partir de R$ 10.450,00);<text:line-break/><text:line-break/>j.<text:s text:c="2"/>Gasto Mensal para manuntenção do espaço / empresa empresa (</text:span><text:span text:style-name="T46">considere a realidade anterior ao período de distanciamento social</text:span><text:span text:style-name="T47">)<text:line-break/><text:tab/><text:line-break/><text:tab/>-<text:s text:c="2"/>Menos de um salário mínimo (até R$ 1045, 00);<text:line-break/><text:tab/>-<text:s text:c="2"/>Entre um e dois salários (de R$ 1045, 00 a R$ 2090, 00);<text:line-break/><text:tab/>-<text:s text:c="2"/>Entre dois e quatro salários (de R$ 2090, 00 a R$ 4180, 00);<text:line-break/><text:tab/>-<text:s text:c="2"/>Entre quatro e seis salários (de R$ 4180, 00 a R$ 6270, 00);<text:tab/><text:tab/><text:tab/>-<text:s text:c="2"/>Entre seis e dez salários (de R$ 6270, 00 a R$ 10.450, 00);<text:line-break/><text:tab/>-<text:s text:c="2"/>Acima de dez salários (a partir de R$ 10.450,00);<text:line-break/><text:line-break/><text:line-break/>2.</text:span><text:span text:style-name="T48">3</text:span><text:span text:style-name="T49"><text:s/>Terceira página -<text:s/></text:span><text:span text:style-name="T50">DECLARAÇÕES<text:s/></text:span><text:span text:style-name="T51">- (</text:span><text:span text:style-name="T52">checkbox<text:s/></text:span><text:span text:style-name="T53">obrigatório aceitar todas as declarações</text:span><text:span text:style-name="T54">)<text:line-break/><text:tab/><text:line-break/><text:tab/>I. " Ao preencher esse formulário, declaro concordar com as disposições <text:tab/>legais e que todas as informações prestadas são verídicas"<text:line-break/><text:line-break/><text:tab/>II. " Teve atividades profissionais na área da cultura interrompidas pela <text:tab/>pandemia da Covid-19 ? "<text:line-break/><text:line-break/><text:tab/>II. " Declaro que as atividades profissionais na área da cultura foram <text:tab/>interrompidas em razão da Covid-19. "<text:line-break/><text:line-break/><text:tab/>III. " Pelo presente termo manifesto meu consentimento em participar do <text:tab/>Cadastro de espaços artísticos e culturais de Maceió, cujos dados poderão <text:tab/>ser usados em programas ou ações da Fundação Municipal de Ação Cultural <text:tab/>(FMAC); e ratifico a veracidade dos dados e informações por mim prestados, <text:tab/>declarando que estou ciente das responsabilidades civis, penais e <text:tab/>administrativas sobre as mesmas. "<text:line-break/><text:line-break/></text:span><text:span text:style-name="T55">Anexos de arquivos<text:s/></text:span><text:span text:style-name="T56"><text:line-break/><text:tab/><text:line-break/>a.<text:s text:c="2"/>Inserir Estatuto, Ata, Contrato social ou Certificado de Microempreendedor (MEI) e Cartão do CNPJ *<text:line-break/><text:tab/><text:line-break/></text:span><text:span text:style-name="T57">descrição:<text:s/></text:span><text:span text:style-name="T58"><text:line-break/><text:tab/></text:span><text:span text:style-name="T59">A inserção dos documentos constitutivos da empresa (Pessoa Jurídica) permitirá identificar se a mesma atende aos critérios exigidos em Lei, sob pena de inabilitação do cadastro. (Será limitado o quantitativo de 10 arquivos em PDF para análise, com limite de 10MB no total).</text:span><text:span text:style-name="T60"><text:line-break/><text:line-break/>b.<text:s text:c="2"/>Inserir documentos de identificação do representante legal (RG, CPF e Comprovante de residência) *<text:line-break/><text:tab/><text:tab/><text:line-break/></text:span><text:span text:style-name="T61">descrição:<text:s/></text:span><text:span text:style-name="T62"><text:line-break/><text:tab/></text:span><text:span text:style-name="T63">O proponente deverá inserir todos os documentos solicitados do representante legal da empresa para validação do cadastro.(Será limitado o quantitativo de 05 arquivos em PDF para análise com limite de 10MB no total).<text:line-break/><text:line-break/><text:line-break/></text:span><text:span text:style-name="T64">c.<text:s text:c="2"/>Inserir AUTODECLARAÇÃO (Anexo II) da Chamada pública *<text:line-break/><text:tab/><text:line-break/></text:span><text:span text:style-name="T65">descrição:<text:s/></text:span><text:span text:style-name="T66"><text:line-break/><text:tab/></text:span><text:span text:style-name="T67">A Autodeclararão precisa estar em formato PDF e devidamente assinada com todas informações preenchidas. (Será limitado o quantitativo de 01 único arquivo em PDF para análise com limite de 10MB no total).</text:span><text:span text:style-name="T68"><text:line-break/><text:line-break/>d. DADOS FINANCEIROS DO ESPAÇO/EMPRESA *<text:line-break/><text:tab/><text:line-break/></text:span><text:span text:style-name="T69">descrição:<text:s/></text:span><text:span text:style-name="T70"><text:line-break/><text:tab/></text:span><text:span text:style-name="T71">Nesta aba deverá ser inserido anexos em formato pdf para comprovar DESPESAS e RECEITAS pelo espaço/equipamento cultural no período anterior à pandemia da covid-19, decretado pelo Decreto Legislativo º 6 de 20 de março de 2020. Poderão ser anexados despesas a ex: água, luz, internet, transporte, funcionários, aluguel, condomínio e receitas a ex: venda de ingressos, doações, venda de produtos, convênios, contratos - Se houver. (Será limitado o quantitativo de 10 arquivos em PDF para análise com limite de 10MB no total).<text:line-break/></text:span><text:span text:style-name="T72"><text:line-break/>e.<text:s text:c="2"/>Anexar portfolio do espaço cultural *<text:line-break/><text:tab/><text:line-break/></text:span><text:span text:style-name="T73">descrição:<text:s/></text:span><text:span text:style-name="T74"><text:line-break/></text:span><text:span text:style-name="T75"><text:tab/>Nesta aba deverá ser inserido anexos em formato pdf e jpeg para comprovar as atividades culturais desenvolvidas pelo espaço/equipamento cultural. (Será limitado o quantitativo de 10 arquivos em pdf, imagem e/ou vídeo para análise com limite de 10MB no total).</text:span><text:span text:style-name="T76"><text:line-break/><text:line-break/>f.<text:s text:c="2"/>LINKS de Websites/Blogs/Stream (SE HOUVER)<text:line-break/><text:tab/><text:line-break/></text:span><text:span text:style-name="T77">descrição:<text:s/></text:span><text:span text:style-name="T78"><text:line-break/></text:span><text:span text:style-name="T79"><text:tab/>INSERIR aqui LINKS para acesso a informações virtuais, clippings, reportagens, publicações, dentre outros, como informações sobre a PRODUÇÃO E EXPERIÊNCIA DO ESPAÇO CULTURAL. Devem ser inseridos aqui, também, links de website do espaço, blog, Canal Youtube, Redes Sociais (Instagram, Facebook, tIk tok, Twitter, etc).</text:span><text:span text:style-name="T80"><text:line-break/></text:span></text:p>
        </text:list-item>
        <text:list-item>
          <text:p text:style-name="P2"><text:span text:style-name="T80">Modelo</text:span></text:p>
        </text:list-item>
      </text:list>
      <text:p text:style-name="P3"><text:span text:style-name="T80"/></text:p>
      <text:p text:style-name="P3"><text:span text:style-name="T80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